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16mm"/>
    </style:style>
    <style:style style:name="co4" style:family="table-column">
      <style:table-column-properties fo:break-before="auto" style:column-width="60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0108" number:language="ja" number:country="JP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0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#9cf2b9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10108">
      <style:table-cell-properties fo:border="0.06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4">
      <style:table-cell-properties fo:border="0.06pt solid #000000"/>
    </style:style>
    <style:style style:name="ce7" style:family="table-cell" style:parent-style-name="Default" style:data-style-name="N50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1" style:family="table-cell" style:parent-style-name="Default">
      <style:table-cell-properties fo:background-color="#99ccff" fo:border="0.74pt solid #000000"/>
    </style:style>
    <style:style style:name="ce1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Sheet" table:style-name="ta1">
        <table:shapes>
          <draw:frame draw:z-index="0" draw:style-name="gr1" draw:text-style-name="P1" svg:width="168.25mm" svg:height="119.3mm" svg:x="96.37mm" svg:y="5.64mm">
            <draw:object draw:notify-on-update-of-ranges="DataSheet.A4:DataSheet.A18 DataSheet.A4:DataSheet.A18 DataSheet.B1:DataSheet.B1 DataSheet.B4:DataSheet.B18 DataSheet.A2:DataSheet.A20 DataSheet.C1:DataSheet.C1 DataSheet.C2:DataSheet.C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3"/>
        <table:table-column table:style-name="co2" table:default-cell-style-name="ce5"/>
        <table:table-column table:style-name="co2" table:default-cell-style-name="ce6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日付</text:p>
          </table:table-cell>
          <table:table-cell table:style-name="ce2" office:value-type="string" calcext:value-type="string">
            <text:p>温度</text:p>
          </table:table-cell>
          <table:table-cell table:style-name="ce2" office:value-type="string" calcext:value-type="string">
            <text:p>気圧</text:p>
          </table:table-cell>
          <table:table-cell table:style-name="ce4" table:number-columns-repeated="2"/>
          <table:table-cell table:style-name="ce7"/>
        </table:table-row>
        <table:table-row table:style-name="ro1">
          <table:table-cell office:value-type="date" office:date-value="2012-10-07T07:00:00" calcext:value-type="date">
            <text:p>2012/10/7 7:00</text:p>
          </table:table-cell>
          <table:table-cell office:value-type="float" office:value="-0.4" calcext:value-type="float">
            <text:p>-0.4</text:p>
          </table:table-cell>
          <table:table-cell office:value-type="float" office:value="1017.64" calcext:value-type="float">
            <text:p>1,017.64</text:p>
          </table:table-cell>
          <table:table-cell table:number-columns-repeated="3"/>
        </table:table-row>
        <table:table-row table:style-name="ro1">
          <table:table-cell office:value-type="date" office:date-value="2012-10-07T07:30:00" calcext:value-type="date">
            <text:p>2012/10/7 7:30</text:p>
          </table:table-cell>
          <table:table-cell office:value-type="float" office:value="-0.2" calcext:value-type="float">
            <text:p>-0.2</text:p>
          </table:table-cell>
          <table:table-cell office:value-type="float" office:value="1018.39" calcext:value-type="float">
            <text:p>1,018.39</text:p>
          </table:table-cell>
          <table:table-cell table:number-columns-repeated="3"/>
        </table:table-row>
        <table:table-row table:style-name="ro1">
          <table:table-cell office:value-type="date" office:date-value="2012-10-07T08:00:00" calcext:value-type="date">
            <text:p>2012/10/7 8:00</text:p>
          </table:table-cell>
          <table:table-cell office:value-type="float" office:value="-0.1" calcext:value-type="float">
            <text:p>-0.1</text:p>
          </table:table-cell>
          <table:table-cell office:value-type="float" office:value="1018.73" calcext:value-type="float">
            <text:p>1,018.73</text:p>
          </table:table-cell>
          <table:table-cell table:number-columns-repeated="3"/>
        </table:table-row>
        <table:table-row table:style-name="ro1">
          <table:table-cell office:value-type="date" office:date-value="2012-10-07T08:30:00" calcext:value-type="date">
            <text:p>2012/10/7 8:30</text:p>
          </table:table-cell>
          <table:table-cell office:value-type="float" office:value="-0.1" calcext:value-type="float">
            <text:p>-0.1</text:p>
          </table:table-cell>
          <table:table-cell office:value-type="float" office:value="1018.93" calcext:value-type="float">
            <text:p>1,018.93</text:p>
          </table:table-cell>
          <table:table-cell table:number-columns-repeated="3"/>
        </table:table-row>
        <table:table-row table:style-name="ro1">
          <table:table-cell office:value-type="date" office:date-value="2012-10-07T09:00:00" calcext:value-type="date">
            <text:p>2012/10/7 9:00</text:p>
          </table:table-cell>
          <table:table-cell office:value-type="float" office:value="0.1" calcext:value-type="float">
            <text:p>0.1</text:p>
          </table:table-cell>
          <table:table-cell office:value-type="float" office:value="1019.03" calcext:value-type="float">
            <text:p>1,019.03</text:p>
          </table:table-cell>
          <table:table-cell table:number-columns-repeated="3"/>
        </table:table-row>
        <table:table-row table:style-name="ro1">
          <table:table-cell office:value-type="date" office:date-value="2012-10-07T09:30:00" calcext:value-type="date">
            <text:p>2012/10/7 9:30</text:p>
          </table:table-cell>
          <table:table-cell office:value-type="float" office:value="0.3" calcext:value-type="float">
            <text:p>0.3</text:p>
          </table:table-cell>
          <table:table-cell office:value-type="float" office:value="1019.07" calcext:value-type="float">
            <text:p>1,019.07</text:p>
          </table:table-cell>
          <table:table-cell table:number-columns-repeated="3"/>
        </table:table-row>
        <table:table-row table:style-name="ro1">
          <table:table-cell office:value-type="date" office:date-value="2012-10-07T10:00:00" calcext:value-type="date">
            <text:p>2012/10/7 10:00</text:p>
          </table:table-cell>
          <table:table-cell office:value-type="float" office:value="0.3" calcext:value-type="float">
            <text:p>0.3</text:p>
          </table:table-cell>
          <table:table-cell office:value-type="float" office:value="1018.73" calcext:value-type="float">
            <text:p>1,018.73</text:p>
          </table:table-cell>
          <table:table-cell table:number-columns-repeated="3"/>
        </table:table-row>
        <table:table-row table:style-name="ro1">
          <table:table-cell office:value-type="date" office:date-value="2012-10-07T10:30:00" calcext:value-type="date">
            <text:p>2012/10/7 10:30</text:p>
          </table:table-cell>
          <table:table-cell office:value-type="float" office:value="0.2" calcext:value-type="float">
            <text:p>0.2</text:p>
          </table:table-cell>
          <table:table-cell office:value-type="float" office:value="1019.24" calcext:value-type="float">
            <text:p>1,019.24</text:p>
          </table:table-cell>
          <table:table-cell table:number-columns-repeated="3"/>
        </table:table-row>
        <table:table-row table:style-name="ro1">
          <table:table-cell office:value-type="date" office:date-value="2012-10-07T11:00:00" calcext:value-type="date">
            <text:p>2012/10/7 11:00</text:p>
          </table:table-cell>
          <table:table-cell office:value-type="float" office:value="0.8" calcext:value-type="float">
            <text:p>0.8</text:p>
          </table:table-cell>
          <table:table-cell office:value-type="float" office:value="1018.93" calcext:value-type="float">
            <text:p>1,018.93</text:p>
          </table:table-cell>
          <table:table-cell table:number-columns-repeated="3"/>
        </table:table-row>
        <table:table-row table:style-name="ro1">
          <table:table-cell office:value-type="date" office:date-value="2012-10-07T11:30:00" calcext:value-type="date">
            <text:p>2012/10/7 11:30</text:p>
          </table:table-cell>
          <table:table-cell office:value-type="float" office:value="1.2" calcext:value-type="float">
            <text:p>1.2</text:p>
          </table:table-cell>
          <table:table-cell office:value-type="float" office:value="1019.24" calcext:value-type="float">
            <text:p>1,019.24</text:p>
          </table:table-cell>
          <table:table-cell table:number-columns-repeated="3"/>
        </table:table-row>
        <table:table-row table:style-name="ro1">
          <table:table-cell office:value-type="date" office:date-value="2012-10-07T12:00:00" calcext:value-type="date">
            <text:p>2012/10/7 12:00</text:p>
          </table:table-cell>
          <table:table-cell office:value-type="float" office:value="0.8" calcext:value-type="float">
            <text:p>0.8</text:p>
          </table:table-cell>
          <table:table-cell office:value-type="float" office:value="1019.27" calcext:value-type="float">
            <text:p>1,019.27</text:p>
          </table:table-cell>
          <table:table-cell table:number-columns-repeated="3"/>
        </table:table-row>
        <table:table-row table:style-name="ro1">
          <table:table-cell office:value-type="date" office:date-value="2012-10-07T12:30:00" calcext:value-type="date">
            <text:p>2012/10/7 12:30</text:p>
          </table:table-cell>
          <table:table-cell office:value-type="float" office:value="1.7" calcext:value-type="float">
            <text:p>1.7</text:p>
          </table:table-cell>
          <table:table-cell office:value-type="float" office:value="1019.4" calcext:value-type="float">
            <text:p>1,019.40</text:p>
          </table:table-cell>
          <table:table-cell table:number-columns-repeated="3"/>
        </table:table-row>
        <table:table-row table:style-name="ro1">
          <table:table-cell office:value-type="date" office:date-value="2012-10-07T13:00:00" calcext:value-type="date">
            <text:p>2012/10/7 13:00</text:p>
          </table:table-cell>
          <table:table-cell office:value-type="float" office:value="1.6" calcext:value-type="float">
            <text:p>1.6</text:p>
          </table:table-cell>
          <table:table-cell office:value-type="float" office:value="1019.27" calcext:value-type="float">
            <text:p>1,019.27</text:p>
          </table:table-cell>
          <table:table-cell table:number-columns-repeated="3"/>
        </table:table-row>
        <table:table-row table:style-name="ro1">
          <table:table-cell office:value-type="date" office:date-value="2012-10-07T13:30:00" calcext:value-type="date">
            <text:p>2012/10/7 13:30</text:p>
          </table:table-cell>
          <table:table-cell office:value-type="float" office:value="1.5" calcext:value-type="float">
            <text:p>1.5</text:p>
          </table:table-cell>
          <table:table-cell office:value-type="float" office:value="1019.74" calcext:value-type="float">
            <text:p>1,019.74</text:p>
          </table:table-cell>
          <table:table-cell table:number-columns-repeated="3"/>
        </table:table-row>
        <table:table-row table:style-name="ro1">
          <table:table-cell office:value-type="date" office:date-value="2012-10-07T14:00:00" calcext:value-type="date">
            <text:p>2012/10/7 14:00</text:p>
          </table:table-cell>
          <table:table-cell office:value-type="float" office:value="1.3" calcext:value-type="float">
            <text:p>1.3</text:p>
          </table:table-cell>
          <table:table-cell office:value-type="float" office:value="1020.08" calcext:value-type="float">
            <text:p>1,020.08</text:p>
          </table:table-cell>
          <table:table-cell table:number-columns-repeated="3"/>
        </table:table-row>
        <table:table-row table:style-name="ro1">
          <table:table-cell office:value-type="date" office:date-value="2012-10-07T14:30:00" calcext:value-type="date">
            <text:p>2012/10/7 14:30</text:p>
          </table:table-cell>
          <table:table-cell office:value-type="float" office:value="1.2" calcext:value-type="float">
            <text:p>1.2</text:p>
          </table:table-cell>
          <table:table-cell office:value-type="float" office:value="1020.12" calcext:value-type="float">
            <text:p>1,020.12</text:p>
          </table:table-cell>
          <table:table-cell table:number-columns-repeated="3"/>
        </table:table-row>
        <table:table-row table:style-name="ro1">
          <table:table-cell office:value-type="date" office:date-value="2012-10-07T15:00:00" calcext:value-type="date">
            <text:p>2012/10/7 15:00</text:p>
          </table:table-cell>
          <table:table-cell office:value-type="float" office:value="1.2" calcext:value-type="float">
            <text:p>1.2</text:p>
          </table:table-cell>
          <table:table-cell office:value-type="float" office:value="1020.22" calcext:value-type="float">
            <text:p>1,020.22</text:p>
          </table:table-cell>
          <table:table-cell table:number-columns-repeated="3"/>
        </table:table-row>
        <table:table-row table:style-name="ro1">
          <table:table-cell office:value-type="date" office:date-value="2012-10-07T15:30:00" calcext:value-type="date">
            <text:p>2012/10/7 15:30</text:p>
          </table:table-cell>
          <table:table-cell office:value-type="float" office:value="1.2" calcext:value-type="float">
            <text:p>1.2</text:p>
          </table:table-cell>
          <table:table-cell office:value-type="float" office:value="1020.56" calcext:value-type="float">
            <text:p>1,020.56</text:p>
          </table:table-cell>
          <table:table-cell table:number-columns-repeated="3"/>
        </table:table-row>
        <table:table-row table:style-name="ro1">
          <table:table-cell office:value-type="date" office:date-value="2012-10-07T16:00:00" calcext:value-type="date">
            <text:p>2012/10/7 16:00</text:p>
          </table:table-cell>
          <table:table-cell office:value-type="float" office:value="0.8" calcext:value-type="float">
            <text:p>0.8</text:p>
          </table:table-cell>
          <table:table-cell office:value-type="float" office:value="1020.83" calcext:value-type="float">
            <text:p>1,020.8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21</text:p>
          </table:table-cell>
          <table:table-cell table:style-name="Default" office:value-type="string" calcext:value-type="string">
            <text:p>b21</text:p>
          </table:table-cell>
          <table:table-cell table:style-name="Default" office:value-type="string" calcext:value-type="string">
            <text:p>c2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22</text:p>
          </table:table-cell>
          <table:table-cell table:style-name="ce4" office:value-type="string" calcext:value-type="string">
            <text:p>b22</text:p>
          </table:table-cell>
          <table:table-cell table:style-name="Default" office:value-type="string" calcext:value-type="string">
            <text:p>c22</text:p>
          </table:table-cell>
          <table:table-cell table:number-columns-repeated="3"/>
        </table:table-row>
        <table:table-row table:style-name="ro1" table:number-rows-repeated="3">
          <table:table-cell table:style-name="ce4"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4" table:number-columns-repeated="2"/>
          <table:table-cell table:style-name="Default"/>
          <table:table-cell table:number-columns-repeated="3"/>
        </table:table-row>
      </table:table>
      <table:table table:name="X^2" table:style-name="ta1">
        <table:shapes>
          <draw:frame draw:z-index="0" draw:style-name="gr1" draw:text-style-name="P1" svg:width="159.99mm" svg:height="89.99mm" svg:x="86.65mm" svg:y="4.02mm">
            <draw:object draw:notify-on-update-of-ranges="'X^2'.A3:'X^2'.A10 'X^2'.B1:'X^2'.B1 'X^2'.B3:'X^2'.B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86.64mm" svg:y="97.71mm">
            <draw:object draw:notify-on-update-of-ranges="'X^2'.A3:'X^2'.A10 'X^2'.B1:'X^2'.B1 'X^2'.B3:'X^2'.B10 'X^2'.C1:'X^2'.C1 'X^2'.C3:'X^2'.C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2" table:default-cell-style-name="ce5"/>
        <table:table-column table:style-name="co2" table:default-cell-style-name="ce11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値1</text:p>
          </table:table-cell>
          <table:table-cell table:style-name="ce9" office:value-type="string" calcext:value-type="string">
            <text:p>値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[.A2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[.A3]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[.A4]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[.A5]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[.A6]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[.A7]"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[.A8]"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[.A9]"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*[.A10]"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*[.A11]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表1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6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7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8----------------------E8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9</text:p>
          </table:table-cell>
        </table:table-row>
        <table:table-row table:style-name="ro1">
          <table:table-cell table:style-name="ce10" office:value-type="string" calcext:value-type="string">
            <text:p>A10---------------A1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E10----------------------------------E10</text:p>
          </table:table-cell>
        </table:table-row>
        <table:table-row table:style-name="ro1">
          <table:table-cell office:value-type="string" calcext:value-type="string">
            <text:p>A11---------------A1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11----------------------E11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2P0" style:volatile="true">
      <number:text>\</number:text>
      <number:number number:decimal-places="0" number:min-integer-digits="1" number:grouping="true"/>
    </number:number-style>
    <number:number-style style:name="N112">
      <number:text>\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number:min-integer-digits="1" number:grouping="true"/>
    </number:number-style>
    <number:number-style style:name="N113">
      <style:text-properties fo:color="#ff0000"/>
      <number:text>\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number:min-integer-digits="1" number:grouping="true"/>
    </number:number-style>
    <number:number-style style:name="N115">
      <number:text>\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number:min-integer-digits="1" number:grouping="true"/>
    </number:number-style>
    <number:number-style style:name="N116">
      <style:text-properties fo:color="#ff0000"/>
      <number:text>\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\</number:text>
      <number:number number:decimal-places="0" number:min-integer-digits="1" number:grouping="true"/>
      <number:text> </number:text>
    </number:number-style>
    <number:number-style style:name="N134P1" style:volatile="true">
      <number:text> \-</number:text>
      <number:number number:decimal-places="0" number:min-integer-digits="1" number:grouping="true"/>
      <number:text> </number:text>
    </number:number-style>
    <number:number-style style:name="N134P2" style:volatile="true">
      <number:text> \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\</number:text>
      <number:number number:decimal-places="2" number:min-integer-digits="1" number:grouping="true"/>
      <number:text> </number:text>
    </number:number-style>
    <number:number-style style:name="N142P1" style:volatile="true">
      <number:text> \-</number:text>
      <number:number number:decimal-places="2" number:min-integer-digits="1" number:grouping="true"/>
      <number:text> </number:text>
    </number:number-style>
    <number:number-style style:name="N142P2" style:volatile="true">
      <number:text> \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1" number:min-integer-digits="1"/>
    </number:number-style>
    <number:date-style style:name="N10110" number:language="ja" number:country="JP">
      <number:year number:style="long"/>
      <number:text>/</number:text>
      <number:month/>
      <number:text>/</number:text>
      <number:day/>
    </number:date-style>
    <number:date-style style:name="N10111" number:language="ja" number:country="JP">
      <number:day/>
      <number:text>-</number:text>
      <number:month number:textual="true"/>
      <number:text>-</number:text>
      <number:year/>
    </number:date-style>
    <number:date-style style:name="N10112" number:language="ja" number:country="JP">
      <number:day/>
      <number:text>-</number:text>
      <number:month number:textual="true"/>
    </number:date-style>
    <number:date-style style:name="N10113" number:language="ja" number:country="JP">
      <number:month number:textual="true"/>
      <number:text>-</number:text>
      <number:year/>
    </number:date-style>
    <number:time-style style:name="N10114" number:language="ja" number:country="JP">
      <number:hours/>
      <number:text>:</number:text>
      <number:minutes number:style="long"/>
      <number:text> </number:text>
      <number:am-pm/>
    </number:time-style>
    <number:time-style style:name="N10115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7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8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19" number:language="ja" number:country="JP">
      <number:month/>
      <number:text>/</number:text>
      <number:day/>
      <number:text>/</number:text>
      <number:year/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number:min-integer-digits="1" number:grouping="true"/>
    </number:number-style>
    <number:number-style style:name="N10126" number:language="ja" number:country="JP">
      <number:text>-¥</number:text>
      <number:number number: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number:min-integer-digits="1" number:grouping="true"/>
    </number:number-style>
    <number:number-style style:name="N10129" number:language="ja" number:country="JP">
      <number:text>-¥</number:text>
      <number:number number: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30P0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00/00/00</text:date>, <text:time style:data-style-name="N2" text:time-value="19:31:45.26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17:03:30.718000000</meta:creation-date>
    <dc:date>2015-10-27T23:34:57.314000000</dc:date>
    <meta:editing-duration>PT11H35M7S</meta:editing-duration>
    <meta:editing-cycles>35</meta:editing-cycles>
    <meta:generator>LibreOffice/4.4.5.2$Windows_x86 LibreOffice_project/a22f674fd25a3b6f45bdebf25400ed2adff0ff99</meta:generator>
    <meta:document-statistic meta:table-count="3" meta:cell-count="1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0108" number:language="ja" number:country="JP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10108">
      <style:chart-properties chart:display-label="true" chart:logarithmic="false" chart:minimum="41189.3333333333" chart:maximum="41189.625" chart:interval-major="0.0416666666666667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108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minimum="980" chart:maximum="105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>
      <style:chart-properties style:rotation-angle="90"/>
      <style:text-properties fo:font-size="9pt" style:font-size-asian="9pt" style:font-size-complex="9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5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826cm" svg:height="11.931cm" xlink:href=".." xlink:type="simple" chart:class="chart:scatter" chart:style-name="ch1">
        <chart:title svg:x="3.658cm" svg:y="0.599cm" chart:style-name="ch2">
          <text:p>気温と気圧</text:p>
        </chart:title>
        <chart:subtitle svg:x="3.9cm" svg:y="1.914cm" chart:style-name="ch3">
          <text:p>サブタイトル</text:p>
        </chart:subtitle>
        <chart:legend svg:x="7.76cm" svg:y="6.491cm" style:legend-expansion="custom" chartooo:width="1.822cm" chartooo:height="0.99cm" style:legend-expansion-aspect-ratio="1.84040404040404" chart:style-name="ch4"/>
        <chart:plot-area chart:style-name="ch5" table:cell-range-address="DataSheet.A4:DataSheet.B18 DataSheet.B1:DataSheet.C1 DataSheet.C2:DataSheet.C20" chart:data-source-has-labels="both" svg:x="1.199cm" svg:y="0.158cm" svg:width="14.478cm" svg:height="10.578cm">
          <chartooo:coordinate-region svg:x="2.774cm" svg:y="0.357cm" svg:width="12.07cm" svg:height="7.668cm"/>
          <chart:axis chart:dimension="x" chart:name="primary-x" chart:style-name="ch6" chartooo:axis-type="auto">
            <chart:title svg:x="8.063cm" svg:y="10.974cm" chart:style-name="ch7">
              <text:p>日付</text:p>
            </chart:title>
            <chart:categories table:cell-range-address="DataSheet.A4:DataSheet.A18"/>
          </chart:axis>
          <chart:axis chart:dimension="x" chart:name="secondary-x" chart:style-name="ch8"/>
          <chart:axis chart:dimension="y" chart:name="primary-y" chart:style-name="ch9">
            <chart:title svg:x="0.355cm" svg:y="5.822cm" chart:style-name="ch10">
              <text:p>気圧</text:p>
            </chart:title>
            <chart:grid chart:style-name="ch11" chart:class="major"/>
          </chart:axis>
          <chart:axis chart:dimension="y" chart:name="secondary-y" chart:style-name="ch12">
            <chart:title svg:x="15.702cm" svg:y="5.821cm" chart:style-name="ch13">
              <text:p>温度</text:p>
            </chart:title>
          </chart:axis>
          <chart:series chart:attached-axis="secondary-y" chart:style-name="ch14" chart:values-cell-range-address="DataSheet.B4:DataSheet.B18" chart:label-cell-address="DataSheet.B1:DataSheet.B1" chart:class="chart:scatter">
            <chart:domain table:cell-range-address="DataSheet.A4:DataSheet.A18"/>
            <chart:data-point chart:repeated="15"/>
          </chart:series>
          <chart:series chart:attached-axis="primary-y" chart:style-name="ch15" chart:values-cell-range-address="DataSheet.C2:DataSheet.C20" chart:label-cell-address="DataSheet.C1:DataSheet.C1" chart:class="chart:scatter">
            <chart:domain table:cell-range-address="DataSheet.A2:DataSheet.A20"/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温度</text:p>
                <draw:g>
                  <svg:desc>DataSheet.B1:DataSheet.B1</svg:desc>
                </draw:g>
              </table:table-cell>
              <table:table-cell office:value-type="string">
                <text:p>列 A</text:p>
              </table:table-cell>
              <table:table-cell office:value-type="string">
                <text:p>気圧</text:p>
                <draw:g>
                  <svg:desc>DataSheet.C1:DataSheet.C1</svg:desc>
                </draw:g>
              </table:table-cell>
            </table:table-row>
          </table:table-header-rows>
          <table:table-rows>
            <table:table-row>
              <table:table-cell office:value-type="float" office:value="41189.3333333333">
                <text:p>41190</text:p>
                <draw:g>
                  <svg:desc>DataSheet.A4:DataSheet.A18</svg:desc>
                </draw:g>
              </table:table-cell>
              <table:table-cell office:value-type="float" office:value="41189.3333333333">
                <text:p>41189.3333333333</text:p>
                <draw:g>
                  <svg:desc>DataSheet.A4:DataSheet.A18</svg:desc>
                </draw:g>
              </table:table-cell>
              <table:table-cell office:value-type="float" office:value="-0.1">
                <text:p>-0.1</text:p>
                <draw:g>
                  <svg:desc>DataSheet.B4:DataSheet.B18</svg:desc>
                </draw:g>
              </table:table-cell>
              <table:table-cell office:value-type="float" office:value="41189.2916666667">
                <text:p>41189.2916666667</text:p>
                <draw:g>
                  <svg:desc>DataSheet.A2:DataSheet.A20</svg:desc>
                </draw:g>
              </table:table-cell>
              <table:table-cell office:value-type="float" office:value="1017.64">
                <text:p>1017.64</text:p>
                <draw:g>
                  <svg:desc>DataSheet.C2:DataSheet.C20</svg:desc>
                </draw:g>
              </table:table-cell>
            </table:table-row>
            <table:table-row>
              <table:table-cell office:value-type="float" office:value="41189.3541666667">
                <text:p>41190</text:p>
              </table:table-cell>
              <table:table-cell office:value-type="float" office:value="41189.3541666667">
                <text:p>41189.3541666667</text:p>
              </table:table-cell>
              <table:table-cell office:value-type="float" office:value="-0.1">
                <text:p>-0.1</text:p>
              </table:table-cell>
              <table:table-cell office:value-type="float" office:value="41189.3125">
                <text:p>41189.3125</text:p>
              </table:table-cell>
              <table:table-cell office:value-type="float" office:value="1018.39">
                <text:p>1018.39</text:p>
              </table:table-cell>
            </table:table-row>
            <table:table-row>
              <table:table-cell office:value-type="float" office:value="41189.375">
                <text:p>41190</text:p>
              </table:table-cell>
              <table:table-cell office:value-type="float" office:value="41189.375">
                <text:p>41189.375</text:p>
              </table:table-cell>
              <table:table-cell office:value-type="float" office:value="0.1">
                <text:p>0.1</text:p>
              </table:table-cell>
              <table:table-cell office:value-type="float" office:value="41189.3333333333">
                <text:p>41189.3333333333</text:p>
              </table:table-cell>
              <table:table-cell office:value-type="float" office:value="1018.73">
                <text:p>1018.73</text:p>
              </table:table-cell>
            </table:table-row>
            <table:table-row>
              <table:table-cell office:value-type="float" office:value="41189.3958333333">
                <text:p>41190</text:p>
              </table:table-cell>
              <table:table-cell office:value-type="float" office:value="41189.3958333333">
                <text:p>41189.3958333333</text:p>
              </table:table-cell>
              <table:table-cell office:value-type="float" office:value="0.3">
                <text:p>0.3</text:p>
              </table:table-cell>
              <table:table-cell office:value-type="float" office:value="41189.3541666667">
                <text:p>41189.3541666667</text:p>
              </table:table-cell>
              <table:table-cell office:value-type="float" office:value="1018.93">
                <text:p>1018.93</text:p>
              </table:table-cell>
            </table:table-row>
            <table:table-row>
              <table:table-cell office:value-type="float" office:value="41189.4166666667">
                <text:p>41190</text:p>
              </table:table-cell>
              <table:table-cell office:value-type="float" office:value="41189.4166666667">
                <text:p>41189.4166666667</text:p>
              </table:table-cell>
              <table:table-cell office:value-type="float" office:value="0.3">
                <text:p>0.3</text:p>
              </table:table-cell>
              <table:table-cell office:value-type="float" office:value="41189.375">
                <text:p>41189.375</text:p>
              </table:table-cell>
              <table:table-cell office:value-type="float" office:value="1019.03">
                <text:p>1019.03</text:p>
              </table:table-cell>
            </table:table-row>
            <table:table-row>
              <table:table-cell office:value-type="float" office:value="41189.4375">
                <text:p>41190</text:p>
              </table:table-cell>
              <table:table-cell office:value-type="float" office:value="41189.4375">
                <text:p>41189.4375</text:p>
              </table:table-cell>
              <table:table-cell office:value-type="float" office:value="0.2">
                <text:p>0.2</text:p>
              </table:table-cell>
              <table:table-cell office:value-type="float" office:value="41189.3958333333">
                <text:p>41189.3958333333</text:p>
              </table:table-cell>
              <table:table-cell office:value-type="float" office:value="1019.07">
                <text:p>1019.07</text:p>
              </table:table-cell>
            </table:table-row>
            <table:table-row>
              <table:table-cell office:value-type="float" office:value="41189.4583333333">
                <text:p>41190</text:p>
              </table:table-cell>
              <table:table-cell office:value-type="float" office:value="41189.4583333333">
                <text:p>41189.4583333333</text:p>
              </table:table-cell>
              <table:table-cell office:value-type="float" office:value="0.8">
                <text:p>0.8</text:p>
              </table:table-cell>
              <table:table-cell office:value-type="float" office:value="41189.4166666667">
                <text:p>41189.4166666667</text:p>
              </table:table-cell>
              <table:table-cell office:value-type="float" office:value="1018.73">
                <text:p>1018.73</text:p>
              </table:table-cell>
            </table:table-row>
            <table:table-row>
              <table:table-cell office:value-type="float" office:value="41189.4791666667">
                <text:p>41190</text:p>
              </table:table-cell>
              <table:table-cell office:value-type="float" office:value="41189.4791666667">
                <text:p>41189.4791666667</text:p>
              </table:table-cell>
              <table:table-cell office:value-type="float" office:value="1.2">
                <text:p>1.2</text:p>
              </table:table-cell>
              <table:table-cell office:value-type="float" office:value="41189.4375">
                <text:p>41189.4375</text:p>
              </table:table-cell>
              <table:table-cell office:value-type="float" office:value="1019.24">
                <text:p>1019.24</text:p>
              </table:table-cell>
            </table:table-row>
            <table:table-row>
              <table:table-cell office:value-type="float" office:value="41189.5">
                <text:p>41190</text:p>
              </table:table-cell>
              <table:table-cell office:value-type="float" office:value="41189.5">
                <text:p>41189.5</text:p>
              </table:table-cell>
              <table:table-cell office:value-type="float" office:value="0.8">
                <text:p>0.8</text:p>
              </table:table-cell>
              <table:table-cell office:value-type="float" office:value="41189.4583333333">
                <text:p>41189.4583333333</text:p>
              </table:table-cell>
              <table:table-cell office:value-type="float" office:value="1018.93">
                <text:p>1018.93</text:p>
              </table:table-cell>
            </table:table-row>
            <table:table-row>
              <table:table-cell office:value-type="float" office:value="41189.5208333333">
                <text:p>41190</text:p>
              </table:table-cell>
              <table:table-cell office:value-type="float" office:value="41189.5208333333">
                <text:p>41189.5208333333</text:p>
              </table:table-cell>
              <table:table-cell office:value-type="float" office:value="1.7">
                <text:p>1.7</text:p>
              </table:table-cell>
              <table:table-cell office:value-type="float" office:value="41189.4791666667">
                <text:p>41189.4791666667</text:p>
              </table:table-cell>
              <table:table-cell office:value-type="float" office:value="1019.24">
                <text:p>1019.24</text:p>
              </table:table-cell>
            </table:table-row>
            <table:table-row>
              <table:table-cell office:value-type="float" office:value="41189.5416666667">
                <text:p>41190</text:p>
              </table:table-cell>
              <table:table-cell office:value-type="float" office:value="41189.5416666667">
                <text:p>41189.5416666667</text:p>
              </table:table-cell>
              <table:table-cell office:value-type="float" office:value="1.6">
                <text:p>1.6</text:p>
              </table:table-cell>
              <table:table-cell office:value-type="float" office:value="41189.5">
                <text:p>41189.5</text:p>
              </table:table-cell>
              <table:table-cell office:value-type="float" office:value="1019.27">
                <text:p>1019.27</text:p>
              </table:table-cell>
            </table:table-row>
            <table:table-row>
              <table:table-cell office:value-type="float" office:value="41189.5625">
                <text:p>41190</text:p>
              </table:table-cell>
              <table:table-cell office:value-type="float" office:value="41189.5625">
                <text:p>41189.5625</text:p>
              </table:table-cell>
              <table:table-cell office:value-type="float" office:value="1.5">
                <text:p>1.5</text:p>
              </table:table-cell>
              <table:table-cell office:value-type="float" office:value="41189.5208333333">
                <text:p>41189.5208333333</text:p>
              </table:table-cell>
              <table:table-cell office:value-type="float" office:value="1019.4">
                <text:p>1019.4</text:p>
              </table:table-cell>
            </table:table-row>
            <table:table-row>
              <table:table-cell office:value-type="float" office:value="41189.5833333333">
                <text:p>41190</text:p>
              </table:table-cell>
              <table:table-cell office:value-type="float" office:value="41189.5833333333">
                <text:p>41189.5833333333</text:p>
              </table:table-cell>
              <table:table-cell office:value-type="float" office:value="1.3">
                <text:p>1.3</text:p>
              </table:table-cell>
              <table:table-cell office:value-type="float" office:value="41189.5416666667">
                <text:p>41189.5416666667</text:p>
              </table:table-cell>
              <table:table-cell office:value-type="float" office:value="1019.27">
                <text:p>1019.27</text:p>
              </table:table-cell>
            </table:table-row>
            <table:table-row>
              <table:table-cell office:value-type="float" office:value="41189.6041666667">
                <text:p>41190</text:p>
              </table:table-cell>
              <table:table-cell office:value-type="float" office:value="41189.6041666667">
                <text:p>41189.6041666667</text:p>
              </table:table-cell>
              <table:table-cell office:value-type="float" office:value="1.2">
                <text:p>1.2</text:p>
              </table:table-cell>
              <table:table-cell office:value-type="float" office:value="41189.5625">
                <text:p>41189.5625</text:p>
              </table:table-cell>
              <table:table-cell office:value-type="float" office:value="1019.74">
                <text:p>1019.74</text:p>
              </table:table-cell>
            </table:table-row>
            <table:table-row>
              <table:table-cell office:value-type="float" office:value="41189.625">
                <text:p>41190</text:p>
              </table:table-cell>
              <table:table-cell office:value-type="float" office:value="41189.625">
                <text:p>41189.625</text:p>
              </table:table-cell>
              <table:table-cell office:value-type="float" office:value="1.2">
                <text:p>1.2</text:p>
              </table:table-cell>
              <table:table-cell office:value-type="float" office:value="41189.5833333333">
                <text:p>41189.5833333333</text:p>
              </table:table-cell>
              <table:table-cell office:value-type="float" office:value="1020.08">
                <text:p>1020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89.6041666667">
                <text:p>41189.6041666667</text:p>
              </table:table-cell>
              <table:table-cell office:value-type="float" office:value="1020.12">
                <text:p>1020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89.625">
                <text:p>41189.625</text:p>
              </table:table-cell>
              <table:table-cell office:value-type="float" office:value="1020.22">
                <text:p>1020.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89.6458333333">
                <text:p>41189.6458333333</text:p>
              </table:table-cell>
              <table:table-cell office:value-type="float" office:value="1020.56">
                <text:p>1020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89.6666666667">
                <text:p>41189.6666666667</text:p>
              </table:table-cell>
              <table:table-cell office:value-type="float" office:value="1020.83">
                <text:p>1020.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main-title</text:p>
        </chart:title>
        <chart:subtitle svg:x="7.255cm" svg:y="1.275cm" chart:style-name="ch3">
          <text:p>sub-title</text:p>
        </chart:subtitle>
        <chart:legend svg:x="1.885cm" svg:y="0.852cm" style:legend-expansion="custom" chartooo:width="1.478cm" chartooo:height="0.545cm" style:legend-expansion-aspect-ratio="2.71192660550459" chart:style-name="ch4"/>
        <chart:plot-area chart:style-name="ch5" table:cell-range-address="'X^2'.A3:'X^2'.B10 'X^2'.B1:'X^2'.B1" chart:data-source-has-labels="both" svg:x="0.32cm" svg:y="2.138cm" svg:width="15.36cm" svg:height="6.682cm">
          <chartooo:coordinate-region svg:x="0.941cm" svg:y="2.337cm" svg:width="14.645cm" svg:height="5.836cm"/>
          <chart:axis chart:dimension="x" chart:name="primary-x" chart:style-name="ch6" chartooo:axis-type="auto">
            <chartooo:date-scale/>
            <chart:categories table:cell-range-address="'X^2'.A3:'X^2'.A10"/>
          </chart:axis>
          <chart:axis chart:dimension="x" chart:name="secondary-x" chart:style-name="ch7"/>
          <chart:axis chart:dimension="y" chart:name="primary-y" chart:style-name="ch8"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X^2'.B3:'X^2'.B10" chart:label-cell-address="'X^2'.B1:'X^2'.B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値1</text:p>
                <draw:g>
                  <svg:desc>'X^2'.B1:'X^2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X^2'.A3:'X^2'.A10</svg:desc>
                </draw:g>
              </table:table-cell>
              <table:table-cell office:value-type="float" office:value="4">
                <text:p>4</text:p>
                <draw:g>
                  <svg:desc>'X^2'.B3:'X^2'.B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57cm" svg:y="0.316cm" chart:style-name="ch2">
          <text:p>main-title</text:p>
        </chart:title>
        <chart:subtitle svg:x="7.255cm" svg:y="1.275cm" chart:style-name="ch3">
          <text:p>sub-title</text:p>
        </chart:subtitle>
        <chart:legend svg:x="-0.001cm" svg:y="0cm" style:legend-expansion="custom" chartooo:width="16cm" chartooo:height="9cm" style:legend-expansion-aspect-ratio="1.77777777777778" chart:style-name="ch4"/>
        <chart:plot-area chart:style-name="ch5" table:cell-range-address="'X^2'.A3:'X^2'.C10 'X^2'.B1:'X^2'.C1" chart:data-source-has-labels="both" svg:x="0.32cm" svg:y="2.138cm" svg:width="15.36cm" svg:height="6.682cm">
          <chartooo:coordinate-region svg:x="1.127cm" svg:y="2.337cm" svg:width="14.553cm" svg:height="5.836cm"/>
          <chart:axis chart:dimension="x" chart:name="primary-x" chart:style-name="ch6" chartooo:axis-type="auto">
            <chartooo:date-scale/>
            <chart:categories table:cell-range-address="'X^2'.A3:'X^2'.A10"/>
          </chart:axis>
          <chart:axis chart:dimension="x" chart:name="secondary-x" chart:style-name="ch7"/>
          <chart:axis chart:dimension="y" chart:name="primary-y" chart:style-name="ch8"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'X^2'.B3:'X^2'.B10" chart:label-cell-address="'X^2'.B1:'X^2'.B1" chart:class="chart:bar">
            <chart:data-point chart:repeated="8"/>
          </chart:series>
          <chart:series chart:attached-axis="primary-y" chart:style-name="ch12" chart:values-cell-range-address="'X^2'.C3:'X^2'.C10" chart:label-cell-address="'X^2'.C1:'X^2'.C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値1</text:p>
                <draw:g>
                  <svg:desc>'X^2'.B1:'X^2'.B1</svg:desc>
                </draw:g>
              </table:table-cell>
              <table:table-cell office:value-type="string">
                <text:p>値2</text:p>
                <draw:g>
                  <svg:desc>'X^2'.C1:'X^2'.C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X^2'.A3:'X^2'.A10</svg:desc>
                </draw:g>
              </table:table-cell>
              <table:table-cell office:value-type="float" office:value="4">
                <text:p>4</text:p>
                <draw:g>
                  <svg:desc>'X^2'.B3:'X^2'.B10</svg:desc>
                </draw:g>
              </table:table-cell>
              <table:table-cell office:value-type="float" office:value="11">
                <text:p>11</text:p>
                <draw:g>
                  <svg:desc>'X^2'.C3:'X^2'.C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1">
                <text:p>81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